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e99" officeooo:paragraph-rsid="00118e99"/>
    </style:style>
    <style:style style:name="P2" style:family="paragraph" style:parent-style-name="Standard">
      <style:text-properties officeooo:rsid="00124885" officeooo:paragraph-rsid="00124885"/>
    </style:style>
    <style:style style:name="P3" style:family="paragraph" style:parent-style-name="Standard">
      <style:text-properties officeooo:rsid="00131ccd" officeooo:paragraph-rsid="00131c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compass</text:p>
      <text:p text:style-name="P1"/>
      <text:p text:style-name="P1">Create database</text:p>
      <text:p text:style-name="P2">Database Name – bd2</text:p>
      <text:p text:style-name="P2">Collection Name – passaros</text:p>
      <text:p text:style-name="P2"/>
      <text:p text:style-name="P2">Add data</text:p>
      <text:p text:style-name="P2"/>
      <text:p text:style-name="P3">Insert Document</text:p>
      <text:p text:style-name="P3"/>
      <text:p text:style-name="P3">/** </text:p>
      <text:p text:style-name="P3">* Paste one or more documents here</text:p>
      <text:p text:style-name="P3">*/</text:p>
      <text:p text:style-name="P3">{</text:p>
      <text:p text:style-name="P3"><text:s text:c="2"/>"nome cientifico": "pitangus sulphuratus",</text:p>
      <text:p text:style-name="P3"><text:s text:c="2"/>"nome popular": "bem-te-vi",</text:p>
      <text:p text:style-name="P3"><text:s text:c="2"/>"som": "bem te vi"</text:p>
      <text:p text:style-name="P3">}</text:p>
      <text:p text:style-name="P3"/>
      <text:p text:style-name="P3">Insert Document</text:p>
      <text:p text:style-name="P3"/>
      <text:p text:style-name="P3">/** </text:p>
      <text:p text:style-name="P3">* Paste one or more documents here</text:p>
      <text:p text:style-name="P3">*/</text:p>
      <text:p text:style-name="P3">{</text:p>
      <text:p text:style-name="P3"><text:s text:c="2"/>"nome cientifico": "tyto furcata",</text:p>
      <text:p text:style-name="P3"><text:s text:c="2"/>"nome popular": {</text:p>
      <text:p text:style-name="P3"><text:s text:c="4"/>"nome 1": "suindara",</text:p>
      <text:p text:style-name="P3"><text:s text:c="4"/>"nome 2": "rasga mortalha"</text:p>
      <text:p text:style-name="P3"><text:s text:c="2"/>},</text:p>
      <text:p text:style-name="P3"><text:s text:c="2"/>"numero de penas": 12000</text:p>
      <text:p text:style-name="P3">}</text:p>
      <text:p text:style-name="P3"/>
      <text:p text:style-name="P3">Filter</text:p>
      <text:p text:style-name="P3">{"nome cientifico": "pitangus sulphuratus"}</text:p>
      <text:p text:style-name="P3">Find</text:p>
      <text:p text:style-name="P3"/>
      <text:p text:style-name="P3">{"numero de penas": 0}</text:p>
      <text:p text:style-name="P3">Find</text:p>
      <text:p text:style-name="P3"/>
      <text:p text:style-name="P3">{"numero de penas": 12000}</text:p>
      <text:p text:style-name="P3">Find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M32S</meta:editing-duration>
    <meta:editing-cycles>3</meta:editing-cycles>
    <meta:generator>LibreOffice/7.6.2.1$Windows_X86_64 LibreOffice_project/56f7684011345957bbf33a7ee678afaf4d2ba333</meta:generator>
    <dc:date>2023-10-21T20:11:33.087000000</dc:date>
    <meta:document-statistic meta:table-count="0" meta:image-count="0" meta:object-count="0" meta:page-count="1" meta:paragraph-count="33" meta:word-count="84" meta:character-count="540" meta:non-whitespace-character-count="463"/>
  </office:meta>
</office:document-meta>
</file>